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569cd6"/>
    </style:style>
    <style:style style:name="T2" style:family="text">
      <style:text-properties fo:color="#dcdcaa"/>
    </style:style>
    <style:style style:name="T3" style:family="text">
      <style:text-properties fo:color="#9cdcfe"/>
    </style:style>
    <style:style style:name="T4" style:family="text">
      <style:text-properties fo:color="#c586c0"/>
    </style:style>
    <style:style style:name="T5" style:family="text">
      <style:text-properties fo:color="#b5cea8"/>
    </style:style>
    <style:style style:name="T6" style:family="text">
      <style:text-properties fo:color="#ce9178"/>
    </style:style>
    <style:style style:name="T7" style:family="text">
      <style:text-properties fo:color="#4ec9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// Desafio 1</text:p>
      <text:p text:style-name="P1"><text:span text:style-name="T1">function</text:span> <text:span text:style-name="T2">compareTrue</text:span>(<text:span text:style-name="T3">valueA</text:span>, <text:span text:style-name="T3">valueB</text:span>) {</text:p>
      <text:p text:style-name="P1"><text:span text:style-name="T4">if</text:span> (<text:span text:style-name="T3">valueA</text:span> &amp;&amp; <text:span text:style-name="T3">valueB</text:span>) {</text:p>
      <text:p text:style-name="P1"><text:span text:style-name="T4">return</text:span> <text:span text:style-name="T1">true</text:span>;</text:p>
      <text:p text:style-name="P1">}</text:p>
      <text:p text:style-name="P1"><text:span text:style-name="T4">return</text:span> <text:span text:style-name="T1">false</text:span>;</text:p>
      <text:p text:style-name="P1">}</text:p>
      <text:p text:style-name="P1"><text:span text:style-name="T3">console</text:span>.<text:span text:style-name="T2">log</text:span>(<text:span text:style-name="T2">compareTrue</text:span>(<text:span text:style-name="T1">true</text:span>, <text:span text:style-name="T1">false</text:span>));</text:p>
      <text:p text:style-name="P1"><text:span text:style-name="T3">console</text:span>.<text:span text:style-name="T2">log</text:span>(<text:span text:style-name="T2">compareTrue</text:span>(<text:span text:style-name="T1">true</text:span>, <text:span text:style-name="T1">true</text:span>));</text:p>
      <text:p text:style-name="P1"><text:span text:style-name="T3">console</text:span>.<text:span text:style-name="T2">log</text:span>(<text:span text:style-name="T2">compareTrue</text:span>(<text:span text:style-name="T1">false</text:span>, <text:span text:style-name="T1">false</text:span>));</text:p>
      <text:p text:style-name="P3"/>
      <text:p text:style-name="P2">// Desafio 2</text:p>
      <text:p text:style-name="P1"><text:span text:style-name="T1">function</text:span> <text:span text:style-name="T2">calcArea</text:span>(<text:span text:style-name="T3">base</text:span>, <text:span text:style-name="T3">height</text:span>) {</text:p>
      <text:p text:style-name="P1"><text:span text:style-name="T1">let</text:span> <text:span text:style-name="T3">triangleArea</text:span> = (<text:span text:style-name="T3">base</text:span> * <text:span text:style-name="T3">height</text:span>) / <text:span text:style-name="T5">2</text:span>;</text:p>
      <text:p text:style-name="P1"><text:span text:style-name="T4">return</text:span> <text:span text:style-name="T3">triangleArea</text:span>;</text:p>
      <text:p text:style-name="P1">}</text:p>
      <text:p text:style-name="P1"><text:span text:style-name="T3">console</text:span>.<text:span text:style-name="T2">log</text:span>(<text:span text:style-name="T2">calcArea</text:span>(<text:span text:style-name="T5">10</text:span>, <text:span text:style-name="T5">50</text:span>));</text:p>
      <text:p text:style-name="P1"><text:span text:style-name="T3">console</text:span>.<text:span text:style-name="T2">log</text:span>(<text:span text:style-name="T2">calcArea</text:span>(<text:span text:style-name="T5">5</text:span>, <text:span text:style-name="T5">2</text:span>));</text:p>
      <text:p text:style-name="P1"><text:span text:style-name="T3">console</text:span>.<text:span text:style-name="T2">log</text:span>(<text:span text:style-name="T2">calcArea</text:span>(<text:span text:style-name="T5">51</text:span>, <text:span text:style-name="T5">1</text:span>));</text:p>
      <text:p text:style-name="P3"/>
      <text:p text:style-name="P2">// Desafio 3</text:p>
      <text:p text:style-name="P1"><text:span text:style-name="T1">function</text:span> <text:span text:style-name="T2">splitSentence</text:span>(<text:span text:style-name="T3">string</text:span>) {</text:p>
      <text:p text:style-name="P1"><text:span text:style-name="T1">let</text:span> <text:span text:style-name="T3">array</text:span> = <text:span text:style-name="T3">string</text:span>.<text:span text:style-name="T2">split</text:span>(<text:span text:style-name="T6">' '</text:span>);</text:p>
      <text:p text:style-name="P1"><text:span text:style-name="T4">return</text:span> <text:span text:style-name="T3">array</text:span>;</text:p>
      <text:p text:style-name="P1">}</text:p>
      <text:p text:style-name="P1"><text:span text:style-name="T3">console</text:span>.<text:span text:style-name="T2">log</text:span>(<text:span text:style-name="T2">splitSentence</text:span>(<text:span text:style-name="T6">'go Trybe'</text:span>));</text:p>
      <text:p text:style-name="P1"><text:span text:style-name="T3">console</text:span>.<text:span text:style-name="T2">log</text:span>(<text:span text:style-name="T2">splitSentence</text:span>(<text:span text:style-name="T6">'vamo que vamo'</text:span>));</text:p>
      <text:p text:style-name="P1"><text:span text:style-name="T3">console</text:span>.<text:span text:style-name="T2">log</text:span>(<text:span text:style-name="T2">splitSentence</text:span>(<text:span text:style-name="T6">'foguete'</text:span>));</text:p>
      <text:p text:style-name="P3"/>
      <text:p text:style-name="P2">// Desafio 4</text:p>
      <text:p text:style-name="P1"><text:span text:style-name="T1">function</text:span> <text:span text:style-name="T2">concatName</text:span>(<text:span text:style-name="T3">arrayObject</text:span>) {</text:p>
      <text:p text:style-name="P1"><text:span text:style-name="T1">let</text:span> <text:span text:style-name="T3">lastItem</text:span> = <text:span text:style-name="T3">arrayObject</text:span>[<text:span text:style-name="T3">arrayObject</text:span>.<text:span text:style-name="T3">length</text:span> - <text:span text:style-name="T5">1</text:span>];</text:p>
      <text:p text:style-name="P1"><text:span text:style-name="T1">let</text:span> <text:span text:style-name="T3">firstItem</text:span> = <text:span text:style-name="T3">arrayObject</text:span>[<text:span text:style-name="T5">0</text:span>];</text:p>
      <text:p text:style-name="P3"/>
      <text:p text:style-name="P1"><text:span text:style-name="T4">return</text:span> <text:span text:style-name="T3">lastItem</text:span>.<text:span text:style-name="T2">concat</text:span>(<text:span text:style-name="T6">', '</text:span>, <text:span text:style-name="T3">firstItem</text:span>);</text:p>
      <text:p text:style-name="P1">}</text:p>
      <text:p text:style-name="P1"><text:span text:style-name="T3">console</text:span>.<text:span text:style-name="T2">log</text:span>(<text:span text:style-name="T2">concatName</text:span>([<text:span text:style-name="T6">'Lucas'</text:span>, <text:span text:style-name="T6">'Cassiano'</text:span>, <text:span text:style-name="T6">'Ferraz'</text:span>, <text:span text:style-name="T6">'Paolillo'</text:span>]));</text:p>
      <text:p text:style-name="P1"><text:span text:style-name="T3">console</text:span>.<text:span text:style-name="T2">log</text:span>(<text:span text:style-name="T2">concatName</text:span>([<text:span text:style-name="T6">'foguete'</text:span>, <text:span text:style-name="T6">'não'</text:span>, <text:span text:style-name="T6">'tem'</text:span>, <text:span text:style-name="T6">'ré'</text:span>]));</text:p>
      <text:p text:style-name="P1"><text:span text:style-name="T3">console</text:span>.<text:span text:style-name="T2">log</text:span>(<text:span text:style-name="T2">concatName</text:span>([<text:span text:style-name="T6">'captain'</text:span>, <text:span text:style-name="T6">'my'</text:span>, <text:span text:style-name="T6">'captain'</text:span>]));</text:p>
      <text:p text:style-name="P3"/>
      <text:p text:style-name="P2">// Desafio 5</text:p>
      <text:p text:style-name="P1"><text:span text:style-name="T1">function</text:span> <text:span text:style-name="T2">footballPoints</text:span>(<text:span text:style-name="T3">wins</text:span>, <text:span text:style-name="T3">ties</text:span>) {</text:p>
      <text:p text:style-name="P1"><text:span text:style-name="T1">let</text:span> <text:span text:style-name="T3">sumWins</text:span> = <text:span text:style-name="T3">wins</text:span> * <text:span text:style-name="T5">3</text:span>;</text:p>
      <text:p text:style-name="P1"><text:span text:style-name="T1">let</text:span> <text:span text:style-name="T3">sumTies</text:span> = <text:span text:style-name="T3">ties</text:span> * <text:span text:style-name="T5">1</text:span>;</text:p>
      <text:p text:style-name="P1"><text:span text:style-name="T1">let</text:span> <text:span text:style-name="T3">total</text:span> = <text:span text:style-name="T3">sumWins</text:span> + <text:span text:style-name="T3">sumTies</text:span>;</text:p>
      <text:p text:style-name="P1"><text:span text:style-name="T4">return</text:span> <text:span text:style-name="T3">total</text:span>;</text:p>
      <text:p text:style-name="P1">}</text:p>
      <text:p text:style-name="P1"><text:span text:style-name="T3">console</text:span>.<text:span text:style-name="T2">log</text:span>(<text:span text:style-name="T2">footballPoints</text:span>(<text:span text:style-name="T5">14</text:span>, <text:span text:style-name="T5">8</text:span>));</text:p>
      <text:p text:style-name="P1"><text:span text:style-name="T3">console</text:span>.<text:span text:style-name="T2">log</text:span>(<text:span text:style-name="T2">footballPoints</text:span>(<text:span text:style-name="T5">1</text:span>, <text:span text:style-name="T5">2</text:span>));</text:p>
      <text:p text:style-name="P1"><text:span text:style-name="T3">console</text:span>.<text:span text:style-name="T2">log</text:span>(<text:span text:style-name="T2">footballPoints</text:span>(<text:span text:style-name="T5">0</text:span>, <text:span text:style-name="T5">0</text:span>));</text:p>
      <text:p text:style-name="P3"/>
      <text:p text:style-name="P2"><text:soft-page-break/>// Desafio 6</text:p>
      <text:p text:style-name="P1"><text:span text:style-name="T1">function</text:span> <text:span text:style-name="T2">highestCount</text:span>(<text:span text:style-name="T3">arrayNumbers</text:span>) {</text:p>
      <text:p text:style-name="P1"><text:span text:style-name="T1">let</text:span> <text:span text:style-name="T3">cont</text:span> = <text:span text:style-name="T5">0</text:span>;</text:p>
      <text:p text:style-name="P1"><text:span text:style-name="T1">let</text:span> <text:span text:style-name="T3">maior</text:span> = -<text:span text:style-name="T5">999</text:span>;</text:p>
      <text:p text:style-name="P1"><text:span text:style-name="T4">for</text:span> (<text:span text:style-name="T1">let</text:span> <text:span text:style-name="T3">index</text:span> <text:span text:style-name="T1">in</text:span> <text:span text:style-name="T3">arrayNumbers</text:span>) {</text:p>
      <text:p text:style-name="P1"><text:span text:style-name="T4">if</text:span> (<text:span text:style-name="T3">maior</text:span> &lt;= <text:span text:style-name="T3">arrayNumbers</text:span>[<text:span text:style-name="T3">index</text:span>]) {</text:p>
      <text:p text:style-name="P1"><text:span text:style-name="T4">if</text:span> (<text:span text:style-name="T3">maior</text:span> === <text:span text:style-name="T3">arrayNumbers</text:span>[<text:span text:style-name="T3">index</text:span>]) {</text:p>
      <text:p text:style-name="P1"><text:span text:style-name="T3">cont</text:span> += <text:span text:style-name="T5">1</text:span>;</text:p>
      <text:p text:style-name="P1">} <text:span text:style-name="T4">else</text:span> {</text:p>
      <text:p text:style-name="P1"><text:span text:style-name="T3">maior</text:span> = <text:span text:style-name="T3">arrayNumbers</text:span>[<text:span text:style-name="T3">index</text:span>];</text:p>
      <text:p text:style-name="P1"><text:span text:style-name="T3">cont</text:span> = <text:span text:style-name="T5">0</text:span>;</text:p>
      <text:p text:style-name="P1"><text:span text:style-name="T3">cont</text:span> += <text:span text:style-name="T5">1</text:span>;</text:p>
      <text:p text:style-name="P1">}</text:p>
      <text:p text:style-name="P1">}</text:p>
      <text:p text:style-name="P1">}</text:p>
      <text:p text:style-name="P1"><text:span text:style-name="T4">return</text:span> <text:span text:style-name="T3">cont</text:span>;</text:p>
      <text:p text:style-name="P1">}</text:p>
      <text:p text:style-name="P1"><text:span text:style-name="T3">console</text:span>.<text:span text:style-name="T2">log</text:span>(<text:span text:style-name="T2">highestCount</text:span>([-<text:span text:style-name="T5">2</text:span>, -<text:span text:style-name="T5">2</text:span>, -<text:span text:style-name="T5">2</text:span>]));</text:p>
      <text:p text:style-name="P1"><text:span text:style-name="T3">console</text:span>.<text:span text:style-name="T2">log</text:span>(<text:span text:style-name="T2">highestCount</text:span>([<text:span text:style-name="T5">9</text:span>, <text:span text:style-name="T5">1</text:span>, <text:span text:style-name="T5">2</text:span>, <text:span text:style-name="T5">3</text:span>, <text:span text:style-name="T5">9</text:span>, <text:span text:style-name="T5">5</text:span>, <text:span text:style-name="T5">7</text:span>]));</text:p>
      <text:p text:style-name="P1"><text:span text:style-name="T3">console</text:span>.<text:span text:style-name="T2">log</text:span>(<text:span text:style-name="T2">highestCount</text:span>([<text:span text:style-name="T5">0</text:span>, <text:span text:style-name="T5">4</text:span>, <text:span text:style-name="T5">4</text:span>, <text:span text:style-name="T5">4</text:span>, <text:span text:style-name="T5">9</text:span>, <text:span text:style-name="T5">2</text:span>, <text:span text:style-name="T5">1</text:span>]));</text:p>
      <text:p text:style-name="P1"><text:span text:style-name="T3">console</text:span>.<text:span text:style-name="T2">log</text:span>(<text:span text:style-name="T2">highestCount</text:span>([<text:span text:style-name="T5">0</text:span>, <text:span text:style-name="T5">0</text:span>, <text:span text:style-name="T5">0</text:span>]));</text:p>
      <text:p text:style-name="P3"/>
      <text:p text:style-name="P2">// Desafio 7</text:p>
      <text:p text:style-name="P1"><text:span text:style-name="T1">function</text:span> <text:span text:style-name="T2">catAndMouse</text:span>(<text:span text:style-name="T3">mouse</text:span>, <text:span text:style-name="T3">cat1</text:span>, <text:span text:style-name="T3">cat2</text:span>) {</text:p>
      <text:p text:style-name="P1"><text:span text:style-name="T4">if</text:span> (<text:span text:style-name="T3">cat1</text:span> &gt; <text:span text:style-name="T3">cat2</text:span>) {</text:p>
      <text:p text:style-name="P1"><text:span text:style-name="T4">return</text:span> <text:span text:style-name="T6">'cat2'</text:span>;</text:p>
      <text:p text:style-name="P1">} <text:span text:style-name="T4">else</text:span> <text:span text:style-name="T4">if</text:span> (<text:span text:style-name="T3">cat1</text:span> &lt; <text:span text:style-name="T3">cat2</text:span> &amp;&amp; <text:span text:style-name="T3">cat1</text:span> !== <text:span text:style-name="T5">0</text:span>) {</text:p>
      <text:p text:style-name="P1"><text:span text:style-name="T4">return</text:span> <text:span text:style-name="T6">'cat1'</text:span>;</text:p>
      <text:p text:style-name="P1">}</text:p>
      <text:p text:style-name="P1"><text:span text:style-name="T4">return</text:span> <text:span text:style-name="T6">'os gatos trombam e o rato foge'</text:span>;</text:p>
      <text:p text:style-name="P1">}</text:p>
      <text:p text:style-name="P1"><text:span text:style-name="T3">console</text:span>.<text:span text:style-name="T2">log</text:span>(<text:span text:style-name="T2">catAndMouse</text:span>(<text:span text:style-name="T5">1</text:span>, <text:span text:style-name="T5">0</text:span>, <text:span text:style-name="T5">2</text:span>));</text:p>
      <text:p text:style-name="P1"><text:span text:style-name="T3">console</text:span>.<text:span text:style-name="T2">log</text:span>(<text:span text:style-name="T2">catAndMouse</text:span>(<text:span text:style-name="T5">1</text:span>, <text:span text:style-name="T5">3</text:span>, <text:span text:style-name="T5">2</text:span>));</text:p>
      <text:p text:style-name="P1"><text:span text:style-name="T3">console</text:span>.<text:span text:style-name="T2">log</text:span>(<text:span text:style-name="T2">catAndMouse</text:span>(<text:span text:style-name="T5">1</text:span>, <text:span text:style-name="T5">6</text:span>, <text:span text:style-name="T5">12</text:span>));</text:p>
      <text:p text:style-name="P1"><text:span text:style-name="T3">console</text:span>.<text:span text:style-name="T2">log</text:span>(<text:span text:style-name="T2">catAndMouse</text:span>(<text:span text:style-name="T5">1</text:span>, <text:span text:style-name="T5">8</text:span>, <text:span text:style-name="T5">8</text:span>));</text:p>
      <text:p text:style-name="P3"/>
      <text:p text:style-name="P2">// Desafio 8</text:p>
      <text:p text:style-name="P1"><text:span text:style-name="T1">function</text:span> <text:span text:style-name="T2">fizzBuzz</text:span>(<text:span text:style-name="T3">array</text:span>) {</text:p>
      <text:p text:style-name="P1"><text:span text:style-name="T1">let</text:span> <text:span text:style-name="T3">returnArray</text:span> = [];</text:p>
      <text:p text:style-name="P1"><text:span text:style-name="T4">for</text:span> (<text:span text:style-name="T1">let</text:span> <text:span text:style-name="T3">i</text:span> = <text:span text:style-name="T5">0</text:span>; <text:span text:style-name="T3">i</text:span> &lt; <text:span text:style-name="T3">array</text:span>.<text:span text:style-name="T3">length</text:span>; <text:span text:style-name="T3">i</text:span> += <text:span text:style-name="T5">1</text:span>) {</text:p>
      <text:p text:style-name="P1"><text:span text:style-name="T4">if</text:span> (<text:span text:style-name="T3">array</text:span>[<text:span text:style-name="T3">i</text:span>] % <text:span text:style-name="T5">3</text:span> === <text:span text:style-name="T5">0</text:span> &amp;&amp; <text:span text:style-name="T3">array</text:span>[<text:span text:style-name="T3">i</text:span>] % <text:span text:style-name="T5">5</text:span> === <text:span text:style-name="T5">0</text:span>) {</text:p>
      <text:p text:style-name="P1"><text:span text:style-name="T3">returnArray</text:span>[<text:span text:style-name="T3">i</text:span>] = <text:span text:style-name="T6">'fizzBuzz'</text:span>;</text:p>
      <text:p text:style-name="P1">} <text:span text:style-name="T4">else</text:span> <text:span text:style-name="T4">if</text:span> (<text:span text:style-name="T3">array</text:span>[<text:span text:style-name="T3">i</text:span>] % <text:span text:style-name="T5">3</text:span> === <text:span text:style-name="T5">0</text:span>) {</text:p>
      <text:p text:style-name="P1"><text:span text:style-name="T3">returnArray</text:span>[<text:span text:style-name="T3">i</text:span>] = <text:span text:style-name="T6">'fizz'</text:span>;</text:p>
      <text:p text:style-name="P1">} <text:span text:style-name="T4">else</text:span> <text:span text:style-name="T4">if</text:span> (<text:span text:style-name="T3">array</text:span>[<text:span text:style-name="T3">i</text:span>] % <text:span text:style-name="T5">5</text:span> === <text:span text:style-name="T5">0</text:span>) {</text:p>
      <text:p text:style-name="P1"><text:span text:style-name="T3">returnArray</text:span>[<text:span text:style-name="T3">i</text:span>] = <text:span text:style-name="T6">'buzz'</text:span>;</text:p>
      <text:p text:style-name="P1">} <text:span text:style-name="T4">else</text:span> <text:span text:style-name="T4">if</text:span> (<text:span text:style-name="T3">array</text:span>[<text:span text:style-name="T3">i</text:span>] % <text:span text:style-name="T5">3</text:span> !== <text:span text:style-name="T5">0</text:span> &amp;&amp; <text:span text:style-name="T3">array</text:span>[<text:span text:style-name="T3">i</text:span>] % <text:span text:style-name="T5">5</text:span> !== <text:span text:style-name="T5">0</text:span>) {</text:p>
      <text:p text:style-name="P1"><text:span text:style-name="T3">returnArray</text:span>[<text:span text:style-name="T3">i</text:span>] = <text:span text:style-name="T6">'bug!'</text:span>;</text:p>
      <text:p text:style-name="P1">}</text:p>
      <text:p text:style-name="P1">}</text:p>
      <text:p text:style-name="P1"><text:span text:style-name="T4">return</text:span> <text:span text:style-name="T3">returnArray</text:span>;</text:p>
      <text:p text:style-name="P1"><text:soft-page-break/>}</text:p>
      <text:p text:style-name="P1"><text:span text:style-name="T3">console</text:span>.<text:span text:style-name="T2">log</text:span>(<text:span text:style-name="T2">fizzBuzz</text:span>([<text:span text:style-name="T5">2</text:span>, <text:span text:style-name="T5">15</text:span>, <text:span text:style-name="T5">7</text:span>, <text:span text:style-name="T5">9</text:span>, <text:span text:style-name="T5">45</text:span>]));</text:p>
      <text:p text:style-name="P1"><text:span text:style-name="T3">console</text:span>.<text:span text:style-name="T2">log</text:span>(<text:span text:style-name="T2">fizzBuzz</text:span>([<text:span text:style-name="T5">7</text:span>, <text:span text:style-name="T5">9</text:span>]));</text:p>
      <text:p text:style-name="P1"><text:span text:style-name="T3">console</text:span>.<text:span text:style-name="T2">log</text:span>(<text:span text:style-name="T2">fizzBuzz</text:span>([<text:span text:style-name="T5">9</text:span>, <text:span text:style-name="T5">25</text:span>]));</text:p>
      <text:p text:style-name="P3"/>
      <text:p text:style-name="P2">// Desafio 9</text:p>
      <text:p text:style-name="P1"><text:span text:style-name="T1">function</text:span> <text:span text:style-name="T2">encode</text:span>(<text:span text:style-name="T3">string</text:span>) {</text:p>
      <text:p text:style-name="P1"><text:span text:style-name="T4">for</text:span> (<text:span text:style-name="T1">let</text:span> <text:span text:style-name="T3">i</text:span> = <text:span text:style-name="T5">0</text:span>; <text:span text:style-name="T3">i</text:span> &lt; <text:span text:style-name="T3">string</text:span>.<text:span text:style-name="T3">length</text:span>; <text:span text:style-name="T3">i</text:span> += <text:span text:style-name="T5">1</text:span>) {</text:p>
      <text:p text:style-name="P1"><text:span text:style-name="T4">if</text:span> (<text:span text:style-name="T3">string</text:span>[<text:span text:style-name="T3">i</text:span>] === <text:span text:style-name="T6">'a'</text:span>) {</text:p>
      <text:p text:style-name="P1"><text:span text:style-name="T3">string</text:span> = <text:span text:style-name="T3">string</text:span>.<text:span text:style-name="T2">replace</text:span>(<text:span text:style-name="T6">'a'</text:span>, <text:span text:style-name="T5">1</text:span>);</text:p>
      <text:p text:style-name="P1">} <text:span text:style-name="T4">else</text:span> <text:span text:style-name="T4">if</text:span> (<text:span text:style-name="T3">string</text:span>[<text:span text:style-name="T3">i</text:span>] === <text:span text:style-name="T6">'e'</text:span>) {</text:p>
      <text:p text:style-name="P1"><text:span text:style-name="T3">string</text:span> = <text:span text:style-name="T3">string</text:span>.<text:span text:style-name="T2">replace</text:span>(<text:span text:style-name="T6">'e'</text:span>, <text:span text:style-name="T5">2</text:span>);</text:p>
      <text:p text:style-name="P1">} <text:span text:style-name="T4">else</text:span> <text:span text:style-name="T4">if</text:span> (<text:span text:style-name="T3">string</text:span>[<text:span text:style-name="T3">i</text:span>] === <text:span text:style-name="T6">'i'</text:span>) {</text:p>
      <text:p text:style-name="P1"><text:span text:style-name="T3">string</text:span> = <text:span text:style-name="T3">string</text:span>.<text:span text:style-name="T2">replace</text:span>(<text:span text:style-name="T6">'i'</text:span>, <text:span text:style-name="T5">3</text:span>);</text:p>
      <text:p text:style-name="P1">} <text:span text:style-name="T4">else</text:span> <text:span text:style-name="T4">if</text:span> (<text:span text:style-name="T3">string</text:span>[<text:span text:style-name="T3">i</text:span>] === <text:span text:style-name="T6">'o'</text:span>) {</text:p>
      <text:p text:style-name="P1"><text:span text:style-name="T3">string</text:span> = <text:span text:style-name="T3">string</text:span>.<text:span text:style-name="T2">replace</text:span>(<text:span text:style-name="T6">'o'</text:span>, <text:span text:style-name="T5">4</text:span>);</text:p>
      <text:p text:style-name="P1">} <text:span text:style-name="T4">else</text:span> <text:span text:style-name="T4">if</text:span> (<text:span text:style-name="T3">string</text:span>[<text:span text:style-name="T3">i</text:span>] === <text:span text:style-name="T6">'u'</text:span>) {</text:p>
      <text:p text:style-name="P1"><text:span text:style-name="T3">string</text:span> = <text:span text:style-name="T3">string</text:span>.<text:span text:style-name="T2">replace</text:span>(<text:span text:style-name="T6">'u'</text:span>, <text:span text:style-name="T5">5</text:span>);</text:p>
      <text:p text:style-name="P1">}</text:p>
      <text:p text:style-name="P1">}</text:p>
      <text:p text:style-name="P1"><text:span text:style-name="T4">return</text:span> <text:span text:style-name="T3">string</text:span>;</text:p>
      <text:p text:style-name="P1">}</text:p>
      <text:p text:style-name="P1"><text:span text:style-name="T3">console</text:span>.<text:span text:style-name="T2">log</text:span>(<text:span text:style-name="T2">encode</text:span>(<text:span text:style-name="T6">'hello'</text:span>));</text:p>
      <text:p text:style-name="P1"><text:span text:style-name="T3">console</text:span>.<text:span text:style-name="T2">log</text:span>(<text:span text:style-name="T2">encode</text:span>(<text:span text:style-name="T6">'How are you today?'</text:span>));</text:p>
      <text:p text:style-name="P1"><text:span text:style-name="T3">console</text:span>.<text:span text:style-name="T2">log</text:span>(<text:span text:style-name="T2">encode</text:span>(<text:span text:style-name="T6">'This is an encoding test.'</text:span>));</text:p>
      <text:p text:style-name="P1"><text:span text:style-name="T3">console</text:span>.<text:span text:style-name="T2">log</text:span>(<text:span text:style-name="T2">encode</text:span>(<text:span text:style-name="T6">'go Trybe!'</text:span>));</text:p>
      <text:p text:style-name="P3"/>
      <text:p text:style-name="P1"><text:span text:style-name="T1">function</text:span> <text:span text:style-name="T2">decode</text:span>(<text:span text:style-name="T3">string</text:span>) {</text:p>
      <text:p text:style-name="P1"><text:span text:style-name="T4">for</text:span> (<text:span text:style-name="T1">let</text:span> <text:span text:style-name="T3">i</text:span> = <text:span text:style-name="T5">0</text:span>; <text:span text:style-name="T3">i</text:span> &lt; <text:span text:style-name="T3">string</text:span>.<text:span text:style-name="T3">length</text:span>; <text:span text:style-name="T3">i</text:span> += <text:span text:style-name="T5">1</text:span>) {</text:p>
      <text:p text:style-name="P1"><text:span text:style-name="T4">if</text:span> (<text:span text:style-name="T3">string</text:span>[<text:span text:style-name="T3">i</text:span>] === <text:span text:style-name="T6">'1'</text:span>) {</text:p>
      <text:p text:style-name="P1"><text:span text:style-name="T3">string</text:span> = <text:span text:style-name="T3">string</text:span>.<text:span text:style-name="T2">replace</text:span>(<text:span text:style-name="T6">'1'</text:span>, <text:span text:style-name="T6">'a'</text:span>);</text:p>
      <text:p text:style-name="P1">} <text:span text:style-name="T4">else</text:span> <text:span text:style-name="T4">if</text:span> (<text:span text:style-name="T3">string</text:span>[<text:span text:style-name="T3">i</text:span>] === <text:span text:style-name="T6">'2'</text:span>) {</text:p>
      <text:p text:style-name="P1"><text:span text:style-name="T3">string</text:span> = <text:span text:style-name="T3">string</text:span>.<text:span text:style-name="T2">replace</text:span>(<text:span text:style-name="T6">'2'</text:span>, <text:span text:style-name="T6">'e'</text:span>);</text:p>
      <text:p text:style-name="P1">} <text:span text:style-name="T4">else</text:span> <text:span text:style-name="T4">if</text:span> (<text:span text:style-name="T3">string</text:span>[<text:span text:style-name="T3">i</text:span>] === <text:span text:style-name="T6">'3'</text:span>) {</text:p>
      <text:p text:style-name="P1"><text:span text:style-name="T3">string</text:span> = <text:span text:style-name="T3">string</text:span>.<text:span text:style-name="T2">replace</text:span>(<text:span text:style-name="T6">'3'</text:span>, <text:span text:style-name="T6">'i'</text:span>);</text:p>
      <text:p text:style-name="P1">} <text:span text:style-name="T4">else</text:span> <text:span text:style-name="T4">if</text:span> (<text:span text:style-name="T3">string</text:span>[<text:span text:style-name="T3">i</text:span>] === <text:span text:style-name="T6">'4'</text:span>) {</text:p>
      <text:p text:style-name="P1"><text:span text:style-name="T3">string</text:span> = <text:span text:style-name="T3">string</text:span>.<text:span text:style-name="T2">replace</text:span>(<text:span text:style-name="T6">'4'</text:span>, <text:span text:style-name="T6">'o'</text:span>);</text:p>
      <text:p text:style-name="P1">} <text:span text:style-name="T4">else</text:span> <text:span text:style-name="T4">if</text:span> (<text:span text:style-name="T3">string</text:span>[<text:span text:style-name="T3">i</text:span>] === <text:span text:style-name="T6">'5'</text:span>) {</text:p>
      <text:p text:style-name="P1"><text:span text:style-name="T3">string</text:span> = <text:span text:style-name="T3">string</text:span>.<text:span text:style-name="T2">replace</text:span>(<text:span text:style-name="T6">'5'</text:span>, <text:span text:style-name="T6">'u'</text:span>);</text:p>
      <text:p text:style-name="P1">}</text:p>
      <text:p text:style-name="P1">}</text:p>
      <text:p text:style-name="P1"><text:span text:style-name="T4">return</text:span> <text:span text:style-name="T3">string</text:span>;</text:p>
      <text:p text:style-name="P1">}</text:p>
      <text:p text:style-name="P3"/>
      <text:p text:style-name="P1"><text:span text:style-name="T3">console</text:span>.<text:span text:style-name="T2">log</text:span>(<text:span text:style-name="T2">decode</text:span>(<text:span text:style-name="T6">'h2ll4'</text:span>));</text:p>
      <text:p text:style-name="P1"><text:span text:style-name="T3">console</text:span>.<text:span text:style-name="T2">log</text:span>(<text:span text:style-name="T2">decode</text:span>(<text:span text:style-name="T6">'H4w 1r2 y45 t4d1y?'</text:span>));</text:p>
      <text:p text:style-name="P1"><text:span text:style-name="T3">console</text:span>.<text:span text:style-name="T2">log</text:span>(<text:span text:style-name="T2">decode</text:span>(<text:span text:style-name="T6">'Th3s 3s 1n 2nc4d3ng t2st.'</text:span>));</text:p>
      <text:p text:style-name="P1"><text:span text:style-name="T3">console</text:span>.<text:span text:style-name="T2">log</text:span>(<text:span text:style-name="T2">decode</text:span>(<text:span text:style-name="T6">'g4 Tryb2!'</text:span>));</text:p>
      <text:p text:style-name="P3"/>
      <text:p text:style-name="P2">// Desafio 10</text:p>
      <text:p text:style-name="P1"><text:span text:style-name="T1">function</text:span> <text:span text:style-name="T2">techList</text:span>(<text:span text:style-name="T3">arrayTec</text:span>, <text:span text:style-name="T3">stringName</text:span>) {</text:p>
      <text:p text:style-name="P1"><text:soft-page-break/><text:span text:style-name="T4">if</text:span> (<text:span text:style-name="T3">arrayTec</text:span> === [] || <text:span text:style-name="T3">arrayTec</text:span> === <text:span text:style-name="T1">undefined</text:span> || <text:span text:style-name="T3">arrayTec</text:span>.<text:span text:style-name="T3">length</text:span> === <text:span text:style-name="T5">0</text:span>) {</text:p>
      <text:p text:style-name="P1"><text:span text:style-name="T4">return</text:span> <text:span text:style-name="T6">'Vazio!'</text:span>;</text:p>
      <text:p text:style-name="P1">}</text:p>
      <text:p text:style-name="P1"><text:span text:style-name="T4">if</text:span> (<text:span text:style-name="T3">stringName</text:span> === <text:span text:style-name="T6">''</text:span> || <text:span text:style-name="T3">stringName</text:span> === <text:span text:style-name="T1">undefined</text:span>) {</text:p>
      <text:p text:style-name="P1"><text:span text:style-name="T4">return</text:span> <text:span text:style-name="T6">'Vazio!'</text:span>;</text:p>
      <text:p text:style-name="P1">}</text:p>
      <text:p text:style-name="P1"><text:span text:style-name="T1">let</text:span> <text:span text:style-name="T3">lista</text:span> = [];</text:p>
      <text:p text:style-name="P1"><text:span text:style-name="T4">for</text:span> (<text:span text:style-name="T1">let</text:span> <text:span text:style-name="T3">i</text:span> = <text:span text:style-name="T5">0</text:span>; <text:span text:style-name="T3">i</text:span> &lt; <text:span text:style-name="T3">arrayTec</text:span>.<text:span text:style-name="T3">length</text:span>; <text:span text:style-name="T3">i</text:span> += <text:span text:style-name="T5">1</text:span>) {</text:p>
      <text:p text:style-name="P1"><text:span text:style-name="T1">let</text:span> <text:span text:style-name="T3">nemObj</text:span> = {</text:p>
      <text:p text:style-name="P1"><text:span text:style-name="T3">tech:</text:span> <text:span text:style-name="T3">arrayTec</text:span>[<text:span text:style-name="T3">i</text:span>],</text:p>
      <text:p text:style-name="P1"><text:span text:style-name="T3">name:</text:span> <text:span text:style-name="T3">stringName</text:span>,</text:p>
      <text:p text:style-name="P1">};</text:p>
      <text:p text:style-name="P1"><text:span text:style-name="T3">lista</text:span>.<text:span text:style-name="T2">push</text:span>(<text:span text:style-name="T3">nemObj</text:span>);</text:p>
      <text:p text:style-name="P1">}</text:p>
      <text:p text:style-name="P1"><text:span text:style-name="T3">lista</text:span> = <text:span text:style-name="T3">lista</text:span>.<text:span text:style-name="T2">sort</text:span>(<text:span text:style-name="T1">function</text:span> (<text:span text:style-name="T3">a</text:span>, <text:span text:style-name="T3">b</text:span>) {</text:p>
      <text:p text:style-name="P1"><text:span text:style-name="T4">return</text:span> (<text:span text:style-name="T6">''</text:span> + <text:span text:style-name="T3">a</text:span>.<text:span text:style-name="T3">tech</text:span>).<text:span text:style-name="T2">localeCompare</text:span>(<text:span text:style-name="T3">b</text:span>.<text:span text:style-name="T3">tech</text:span>);</text:p>
      <text:p text:style-name="P1">});</text:p>
      <text:p text:style-name="P1"><text:span text:style-name="T4">return</text:span> <text:span text:style-name="T3">lista</text:span>;</text:p>
      <text:p text:style-name="P1">}</text:p>
      <text:p text:style-name="P1"><text:span text:style-name="T3">console</text:span>.<text:span text:style-name="T2">log</text:span>(<text:span text:style-name="T2">techList</text:span>([<text:span text:style-name="T6">'React'</text:span>, <text:span text:style-name="T6">'Jest'</text:span>, <text:span text:style-name="T6">'HTML'</text:span>, <text:span text:style-name="T6">'CSS'</text:span>, <text:span text:style-name="T6">'JavaScript'</text:span>], <text:span text:style-name="T6">'Lucas'</text:span>));</text:p>
      <text:p text:style-name="P3"/>
      <text:p text:style-name="P1"><text:span text:style-name="T7">module</text:span>.<text:span text:style-name="T7">exports</text:span> = {</text:p>
      <text:p text:style-name="P1"><text:span text:style-name="T2">calcArea</text:span>,</text:p>
      <text:p text:style-name="P1"><text:span text:style-name="T2">catAndMouse</text:span>,</text:p>
      <text:p text:style-name="P1"><text:span text:style-name="T2">compareTrue</text:span>,</text:p>
      <text:p text:style-name="P1"><text:span text:style-name="T2">concatName</text:span>,</text:p>
      <text:p text:style-name="P1"><text:span text:style-name="T2">decode</text:span>,</text:p>
      <text:p text:style-name="P1"><text:span text:style-name="T2">encode</text:span>,</text:p>
      <text:p text:style-name="P1"><text:span text:style-name="T2">fizzBuzz</text:span>,</text:p>
      <text:p text:style-name="P1"><text:span text:style-name="T2">footballPoints</text:span>,</text:p>
      <text:p text:style-name="P1"><text:span text:style-name="T2">highestCount</text:span>,</text:p>
      <text:p text:style-name="P1"><text:span text:style-name="T2">splitSentence</text:span>,</text:p>
      <text:p text:style-name="P1"><text:span text:style-name="T2">techList</text:span>,</text:p>
      <text:p text:style-name="P1">};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0T08:12:50.386483801</meta:creation-date>
    <dc:date>2022-07-30T08:50:49.104081927</dc:date>
    <meta:editing-duration>PT27M48S</meta:editing-duration>
    <meta:editing-cycles>1</meta:editing-cycles>
    <meta:document-statistic meta:table-count="0" meta:image-count="0" meta:object-count="0" meta:page-count="4" meta:paragraph-count="174" meta:word-count="619" meta:character-count="4227" meta:non-whitespace-character-count="3782"/>
    <meta:generator>LibreOffice/6.4.7.2$Linux_X86_64 LibreOffice_project/40$Build-2</meta:generator>
  </office:meta>
</office:document-meta>
</file>